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Assessments = {</text:p>
      <text:p text:style-name="Standard"><text:tab/><text:tab/><text:tab/>_id : &lt;Assessment id&gt;</text:p>
      <text:p text:style-name="Standard"><text:tab/><text:tab/><text:tab/>Name : &lt;Assessment Name&gt;</text:p>
      <text:p text:style-name="Standard"><text:tab/><text:tab/><text:tab/>Questions: [</text:p>
      <text:p text:style-name="Standard"><text:tab/><text:tab/><text:tab/><text:tab/><text:tab/>{</text:p>
      <text:p text:style-name="Standard"><text:tab/><text:tab/><text:tab/> <text:s text:c="2"/><text:tab/><text:tab/><text:tab/> question:&lt;Question&gt;</text:p>
      <text:p text:style-name="Standard"><text:tab/><text:tab/><text:tab/> <text:s/><text:tab/><text:tab/><text:tab/> <text:s/>options:[</text:p>
      <text:p text:style-name="Standard"><text:tab/><text:tab/><text:tab/><text:tab/><text:tab/><text:tab/><text:tab/><text:tab/>{option: , flag: }</text:p>
      <text:p text:style-name="Standard"><text:tab/><text:tab/><text:tab/><text:tab/> <text:s text:c="3"/><text:tab/><text:tab/><text:tab/> ]</text:p>
      <text:p text:style-name="Standard"/>
      <text:p text:style-name="Standard"><text:tab/><text:tab/><text:tab/><text:tab/><text:tab/>}</text:p>
      <text:p text:style-name="Standard"/>
      <text:p text:style-name="Standard"><text:tab/><text:tab/> <text:s text:c="3"/><text:tab/><text:tab/> <text:s/>]</text:p>
      <text:p text:style-name="Standard"><text:tab/><text:tab/><text:tab/>User_id:[</text:p>
      <text:p text:style-name="Standard"><text:tab/><text:tab/><text:tab/><text:tab/><text:tab/>&lt;User IDs who answered for assessment&gt;</text:p>
      <text:p text:style-name="Standard"><text:tab/><text:tab/><text:tab/><text:tab/>]</text:p>
      <text:p text:style-name="Standard"/>
      <text:p text:style-name="Standard"><text:tab/><text:tab/>}</text:p>
      <text:p text:style-name="Standard"/>
      <text:p text:style-name="Standard">Users ={</text:p>
      <text:p text:style-name="Standard"><text:tab/><text:tab/>_id : &lt;User id&gt;</text:p>
      <text:p text:style-name="Standard"><text:tab/><text:tab/>Name : &lt;User Name&gt;</text:p>
      <text:p text:style-name="Standard"><text:tab/><text:tab/>Assessments: [</text:p>
      <text:p text:style-name="Standard"><text:tab/><text:tab/><text:tab/><text:tab/><text:tab/>{</text:p>
      <text:p text:style-name="Standard"><text:tab/><text:tab/><text:tab/><text:tab/><text:tab/><text:tab/>Assessment_id: , </text:p>
      <text:p text:style-name="Standard"><text:tab/><text:tab/><text:tab/><text:tab/><text:tab/><text:tab/>Answers :[</text:p>
      <text:p text:style-name="Standard"><text:tab/><text:tab/><text:tab/><text:tab/><text:tab/><text:tab/><text:tab/><text:tab/>{question_id: , answer: }</text:p>
      <text:p text:style-name="Standard"><text:tab/><text:tab/><text:tab/><text:tab/><text:tab/><text:tab/><text:tab/><text:tab/>]</text:p>
      <text:p text:style-name="Standard"><text:tab/><text:tab/><text:tab/> <text:s text:c="2"/><text:tab/><text:tab/><text:tab/></text:p>
      <text:p text:style-name="Standard"><text:tab/><text:tab/><text:tab/><text:tab/><text:tab/>}</text:p>
      <text:p text:style-name="Standard"><text:tab/><text:tab/><text:tab/><text:tab/> <text:s text:c="4"/>]</text:p>
      <text:p text:style-name="Standard"/>
      <text:p text:style-name="Standard"><text:tab/><text:tab/></text:p>
      <text:p text:style-name="Standard"><text:tab/><text:tab/></text:p>
      <text:p text:style-name="Standard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0T12:18:55</meta:creation-date>
    <dc:date>2014-07-10T12:30:23</dc:date>
    <meta:editing-duration>PT37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30" meta:word-count="57" meta:character-count="433" meta:non-whitespace-character-count="252"/>
  </office:meta>
</office:document-meta>
</file>